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2.6618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1.9866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1.2252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4" table:default-cell-style-name="Default"/>
        <table:table-column table:style-name="co16" table:number-columns-repeated="16361" table:default-cell-style-name="Default"/>
        <table:table-row table:style-name="ro1">
          <table:table-cell table:style-name="ce1" office:value-type="string" calcext:value-type="string">
            <text:p>Manu Part Number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ice / 1</text:p>
          </table:table-cell>
          <table:table-cell table:style-name="ce1" office:value-type="string" calcext:value-type="string">
            <text:p>Price / 10</text:p>
          </table:table-cell>
          <table:table-cell table:style-name="ce1" office:value-type="string" calcext:value-type="string">
            <text:p>Price / 100</text:p>
          </table:table-cell>
          <table:table-cell table:style-name="ce1" office:value-type="string" calcext:value-type="string">
            <text:p>Price / 500</text:p>
          </table:table-cell>
          <table:table-cell table:style-name="ce1" office:value-type="string" calcext:value-type="string">
            <text:p>Quantity</text:p>
          </table:table-cell>
          <table:table-cell table:style-name="ce1" table:formula="of:=&quot;Total Quantity for &quot; &amp; [.T1] &amp; &quot; Units&quot;" office:value-type="string" office:string-value="Total Quantity for 1 Units" calcext:value-type="string">
            <text:p>Total Quantity for 1 Units</text:p>
          </table:table-cell>
          <table:table-cell table:style-name="ce1" table:formula="of:=&quot;Total Quantity for &quot; &amp; [.U1] &amp; &quot; Units&quot;" office:value-type="string" office:string-value="Total Quantity for 16 Units" calcext:value-type="string">
            <text:p>Total Quantity for 16 Units</text:p>
          </table:table-cell>
          <table:table-cell table:style-name="ce1" table:formula="of:=&quot;Total Quantity for &quot; &amp; [.V1] &amp; &quot; Units&quot;" office:value-type="string" office:string-value="Total Quantity for 36 Units" calcext:value-type="string">
            <text:p>Total Quantity for 36 Units</text:p>
          </table:table-cell>
          <table:table-cell table:style-name="ce1" table:formula="of:=&quot;Total Quantity for &quot; &amp; [.W1] &amp; &quot; Units&quot;" office:value-type="string" office:string-value="Total Quantity for 81 Units" calcext:value-type="string">
            <text:p>Total Quantity for 81 Units</text:p>
          </table:table-cell>
          <table:table-cell table:style-name="ce1" table:formula="of:=&quot;Cost for &quot; &amp; [.T1] &amp; &quot; Units&quot;" office:value-type="string" office:string-value="Cost for 1 Units" calcext:value-type="string">
            <text:p>Cost for 1 Units</text:p>
          </table:table-cell>
          <table:table-cell table:style-name="ce1" table:formula="of:=&quot;Cost for &quot; &amp; [.U1] &amp; &quot; Units&quot;" office:value-type="string" office:string-value="Cost for 16 Units" calcext:value-type="string">
            <text:p>Cost for 16 Units</text:p>
          </table:table-cell>
          <table:table-cell table:style-name="ce3" table:formula="of:=&quot;Cost for &quot; &amp; [.V1] &amp; &quot; Units&quot;" office:value-type="string" office:string-value="Cost for 36 Units" calcext:value-type="string">
            <text:p>Cost for 36 Units</text:p>
          </table:table-cell>
          <table:table-cell table:style-name="ce3" table:formula="of:=&quot;Cost for &quot; &amp; [.W1] &amp; &quot; Units&quot;" office:value-type="string" office:string-value="Cost for 81 Units" calcext:value-type="string">
            <text:p>Cost for 81 Units</text:p>
          </table:table-cell>
          <table:table-cell table:style-name="ce3"/>
          <table:table-cell table:style-name="ce3" office:value-type="string" calcext:value-type="string">
            <text:p>Board opti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number-columns-repeated="16361"/>
        </table:table-row>
        <table:table-row table:style-name="ro1">
          <table:table-cell office:value-type="string" calcext:value-type="string">
            <text:p>INND-SS30RAB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DISPLAY 7-SEG 0.3" SGL RED 10SMD</text:p>
          </table:table-cell>
          <table:table-cell office:value-type="string" calcext:value-type="string">
            <text:p><text:a xlink:href="https://www.digikey.com/en/products/detail/inolux/INND-SS30RAB/8343722?s=N4IgTCBcDaIJIDkEBEC0BldBmADAJQEEAhEAXQF8g" xlink:type="simple">https://www.digikey.com/en/products/detail/inolux/INND-SS30RAB/8343722?s=N4IgTCBcDaIJIDkEBEC0BldBmADAJQEEAhEAXQF8g</text:a></text:p>
          </table:table-cell>
          <table:table-cell office:value-type="float" office:value="1.59" calcext:value-type="float">
            <text:p>1.59</text:p>
          </table:table-cell>
          <table:table-cell office:value-type="float" office:value="1.004" calcext:value-type="float">
            <text:p>1.004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68288" calcext:value-type="float">
            <text:p>0.68288</text:p>
          </table:table-cell>
          <table:table-cell office:value-type="float" office:value="1" calcext:value-type="float">
            <text:p>1</text:p>
          </table:table-cell>
          <table:table-cell table:formula="of:=IF([.T$1]*[.$I2]=0;&quot;&quot;;[.T$1]*[.$I2])" office:value-type="float" office:value="1" calcext:value-type="float">
            <text:p>1</text:p>
          </table:table-cell>
          <table:table-cell table:formula="of:=IF([.U$1]*[.$I2]=0;&quot;&quot;;[.U$1]*[.$I2])" office:value-type="float" office:value="16" calcext:value-type="float">
            <text:p>16</text:p>
          </table:table-cell>
          <table:table-cell table:formula="of:=IF([.V$1]*[.$I2]=0;&quot;&quot;;[.V$1]*[.$I2])" office:value-type="float" office:value="36" calcext:value-type="float">
            <text:p>36</text:p>
          </table:table-cell>
          <table:table-cell table:formula="of:=IF([.W$1]*[.$I2]=0;&quot;&quot;;[.W$1]*[.$I2])" office:value-type="float" office:value="81" calcext:value-type="float">
            <text:p>81</text:p>
          </table:table-cell>
          <table:table-cell table:formula="of:=IFERROR(IF([.J2]&gt;500;[.J2]*[.$H2];IF([.J2]&gt;100;[.J2]*[.$G2];IF([.J2]&gt;10;[.J2]*[.$F2];[.J2]*[.$E2])));&quot;&quot;)" office:value-type="float" office:value="1.59" calcext:value-type="float">
            <text:p>1.59</text:p>
          </table:table-cell>
          <table:table-cell table:formula="of:=IFERROR(IF([.K2]&gt;500;[.K2]*[.$H2];IF([.K2]&gt;100;[.K2]*[.$G2];IF([.K2]&gt;10;[.K2]*[.$F2];[.K2]*[.$E2])));&quot;&quot;)" office:value-type="float" office:value="16.064" calcext:value-type="float">
            <text:p>16.064</text:p>
          </table:table-cell>
          <table:table-cell table:formula="of:=IFERROR(IF([.L2]&gt;500;[.L2]*[.$H2];IF([.L2]&gt;100;[.L2]*[.$G2];IF([.L2]&gt;10;[.L2]*[.$F2];[.L2]*[.$E2])));&quot;&quot;)" office:value-type="float" office:value="36.144" calcext:value-type="float">
            <text:p>36.144</text:p>
          </table:table-cell>
          <table:table-cell table:formula="of:=IFERROR(IF([.M2]&gt;500;[.M2]*[.$H2];IF([.M2]&gt;100;[.M2]*[.$G2];IF([.M2]&gt;10;[.M2]*[.$F2];[.M2]*[.$E2])));&quot;&quot;)" office:value-type="float" office:value="81.324" calcext:value-type="float">
            <text:p>81.32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D74HC4511PW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IC DRVR 7 SEGMNT 1 DIGIT 16TSSOP</text:p>
          </table:table-cell>
          <table:table-cell office:value-type="string" calcext:value-type="string">
            <text:p>https://www.digikey.com/en/products/detail/texas-instruments/CD74HC4511PWR/1507307</text:p>
          </table:table-cell>
          <table:table-cell office:value-type="float" office:value="0.92" calcext:value-type="float">
            <text:p>0.92</text:p>
          </table:table-cell>
          <table:table-cell office:value-type="float" office:value="0.812" calcext:value-type="float">
            <text:p>0.812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6222" calcext:value-type="float">
            <text:p>0.6222</text:p>
          </table:table-cell>
          <table:table-cell office:value-type="float" office:value="1" calcext:value-type="float">
            <text:p>1</text:p>
          </table:table-cell>
          <table:table-cell table:formula="of:=IF([.T$1]*[.$I3]=0;&quot;&quot;;[.T$1]*[.$I3])" office:value-type="float" office:value="1" calcext:value-type="float">
            <text:p>1</text:p>
          </table:table-cell>
          <table:table-cell table:formula="of:=IF([.U$1]*[.$I3]=0;&quot;&quot;;[.U$1]*[.$I3])" office:value-type="float" office:value="16" calcext:value-type="float">
            <text:p>16</text:p>
          </table:table-cell>
          <table:table-cell table:formula="of:=IF([.V$1]*[.$I3]=0;&quot;&quot;;[.V$1]*[.$I3])" office:value-type="float" office:value="36" calcext:value-type="float">
            <text:p>36</text:p>
          </table:table-cell>
          <table:table-cell table:formula="of:=IF([.W$1]*[.$I3]=0;&quot;&quot;;[.W$1]*[.$I3])" office:value-type="float" office:value="81" calcext:value-type="float">
            <text:p>81</text:p>
          </table:table-cell>
          <table:table-cell table:formula="of:=IFERROR(IF([.J3]&gt;500;[.J3]*[.$H3];IF([.J3]&gt;100;[.J3]*[.$G3];IF([.J3]&gt;10;[.J3]*[.$F3];[.J3]*[.$E3])));&quot;&quot;)" office:value-type="float" office:value="0.92" calcext:value-type="float">
            <text:p>0.92</text:p>
          </table:table-cell>
          <table:table-cell table:formula="of:=IFERROR(IF([.K3]&gt;500;[.K3]*[.$H3];IF([.K3]&gt;100;[.K3]*[.$G3];IF([.K3]&gt;10;[.K3]*[.$F3];[.K3]*[.$E3])));&quot;&quot;)" office:value-type="float" office:value="12.992" calcext:value-type="float">
            <text:p>12.992</text:p>
          </table:table-cell>
          <table:table-cell table:formula="of:=IFERROR(IF([.L3]&gt;500;[.L3]*[.$H3];IF([.L3]&gt;100;[.L3]*[.$G3];IF([.L3]&gt;10;[.L3]*[.$F3];[.L3]*[.$E3])));&quot;&quot;)" office:value-type="float" office:value="29.232" calcext:value-type="float">
            <text:p>29.232</text:p>
          </table:table-cell>
          <table:table-cell table:formula="of:=IFERROR(IF([.M3]&gt;500;[.M3]*[.$H3];IF([.M3]&gt;100;[.M3]*[.$G3];IF([.M3]&gt;10;[.M3]*[.$F3];[.M3]*[.$E3])));&quot;&quot;)" office:value-type="float" office:value="65.772" calcext:value-type="float">
            <text:p>65.77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B-2HV680JV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ES ARRAY 8 RES 68 OHM 1506</text:p>
          </table:table-cell>
          <table:table-cell office:value-type="string" calcext:value-type="string">
            <text:p><text:a xlink:href="https://www.digikey.com/en/products/detail/panasonic-electronic-components/EXB-2HV680JV/285305" xlink:type="simple">https://www.digikey.com/en/products/detail/panasonic-electronic-components/EXB-2HV680JV/285305</text:a></text:p>
          </table:table-cell>
          <table:table-cell office:value-type="float" office:value="0.33" calcext:value-type="float">
            <text:p>0.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06638" calcext:value-type="float">
            <text:p>0.06638</text:p>
          </table:table-cell>
          <table:table-cell office:value-type="float" office:value="1" calcext:value-type="float">
            <text:p>1</text:p>
          </table:table-cell>
          <table:table-cell table:formula="of:=IF([.T$1]*[.$I4]=0;&quot;&quot;;[.T$1]*[.$I4])" office:value-type="float" office:value="1" calcext:value-type="float">
            <text:p>1</text:p>
          </table:table-cell>
          <table:table-cell table:formula="of:=IF([.U$1]*[.$I4]=0;&quot;&quot;;[.U$1]*[.$I4])" office:value-type="float" office:value="16" calcext:value-type="float">
            <text:p>16</text:p>
          </table:table-cell>
          <table:table-cell table:formula="of:=IF([.V$1]*[.$I4]=0;&quot;&quot;;[.V$1]*[.$I4])" office:value-type="float" office:value="36" calcext:value-type="float">
            <text:p>36</text:p>
          </table:table-cell>
          <table:table-cell table:formula="of:=IF([.W$1]*[.$I4]=0;&quot;&quot;;[.W$1]*[.$I4])" office:value-type="float" office:value="81" calcext:value-type="float">
            <text:p>81</text:p>
          </table:table-cell>
          <table:table-cell table:formula="of:=IFERROR(IF([.J4]&gt;500;[.J4]*[.$H4];IF([.J4]&gt;100;[.J4]*[.$G4];IF([.J4]&gt;10;[.J4]*[.$F4];[.J4]*[.$E4])));&quot;&quot;)" office:value-type="float" office:value="0.33" calcext:value-type="float">
            <text:p>0.33</text:p>
          </table:table-cell>
          <table:table-cell table:formula="of:=IFERROR(IF([.K4]&gt;500;[.K4]*[.$H4];IF([.K4]&gt;100;[.K4]*[.$G4];IF([.K4]&gt;10;[.K4]*[.$F4];[.K4]*[.$E4])));&quot;&quot;)" office:value-type="float" office:value="4.496" calcext:value-type="float">
            <text:p>4.496</text:p>
          </table:table-cell>
          <table:table-cell table:formula="of:=IFERROR(IF([.L4]&gt;500;[.L4]*[.$H4];IF([.L4]&gt;100;[.L4]*[.$G4];IF([.L4]&gt;10;[.L4]*[.$F4];[.L4]*[.$E4])));&quot;&quot;)" office:value-type="float" office:value="10.116" calcext:value-type="float">
            <text:p>10.116</text:p>
          </table:table-cell>
          <table:table-cell table:formula="of:=IFERROR(IF([.M4]&gt;500;[.M4]*[.$H4];IF([.M4]&gt;100;[.M4]*[.$G4];IF([.M4]&gt;10;[.M4]*[.$F4];[.M4]*[.$E4])));&quot;&quot;)" office:value-type="float" office:value="22.761" calcext:value-type="float">
            <text:p>22.76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L10B104KB8NNW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AP CER 0.1UF 50V X7R 0603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  <table:table-cell office:value-type="float" office:value="0.1" calcext:value-type="float">
            <text:p>0.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2" calcext:value-type="float">
            <text:p>2</text:p>
          </table:table-cell>
          <table:table-cell table:formula="of:=IF([.T$1]*[.$I5]=0;&quot;&quot;;[.T$1]*[.$I5])" office:value-type="float" office:value="2" calcext:value-type="float">
            <text:p>2</text:p>
          </table:table-cell>
          <table:table-cell table:formula="of:=IF([.U$1]*[.$I5]=0;&quot;&quot;;[.U$1]*[.$I5])" office:value-type="float" office:value="32" calcext:value-type="float">
            <text:p>32</text:p>
          </table:table-cell>
          <table:table-cell table:formula="of:=IF([.V$1]*[.$I5]=0;&quot;&quot;;[.V$1]*[.$I5])" office:value-type="float" office:value="72" calcext:value-type="float">
            <text:p>72</text:p>
          </table:table-cell>
          <table:table-cell table:formula="of:=IF([.W$1]*[.$I5]=0;&quot;&quot;;[.W$1]*[.$I5])" office:value-type="float" office:value="162" calcext:value-type="float">
            <text:p>162</text:p>
          </table:table-cell>
          <table:table-cell table:formula="of:=IFERROR(IF([.J5]&gt;500;[.J5]*[.$H5];IF([.J5]&gt;100;[.J5]*[.$G5];IF([.J5]&gt;10;[.J5]*[.$F5];[.J5]*[.$E5])));&quot;&quot;)" office:value-type="float" office:value="0.2" calcext:value-type="float">
            <text:p>0.2</text:p>
          </table:table-cell>
          <table:table-cell table:formula="of:=IFERROR(IF([.K5]&gt;500;[.K5]*[.$H5];IF([.K5]&gt;100;[.K5]*[.$G5];IF([.K5]&gt;10;[.K5]*[.$F5];[.K5]*[.$E5])));&quot;&quot;)" office:value-type="float" office:value="0.608" calcext:value-type="float">
            <text:p>0.608</text:p>
          </table:table-cell>
          <table:table-cell table:formula="of:=IFERROR(IF([.L5]&gt;500;[.L5]*[.$H5];IF([.L5]&gt;100;[.L5]*[.$G5];IF([.L5]&gt;10;[.L5]*[.$F5];[.L5]*[.$E5])));&quot;&quot;)" office:value-type="float" office:value="1.368" calcext:value-type="float">
            <text:p>1.368</text:p>
          </table:table-cell>
          <table:table-cell table:formula="of:=IFERROR(IF([.M5]&gt;500;[.M5]*[.$H5];IF([.M5]&gt;100;[.M5]*[.$G5];IF([.M5]&gt;10;[.M5]*[.$F5];[.M5]*[.$E5])));&quot;&quot;)" office:value-type="float" office:value="1.3446" calcext:value-type="float">
            <text:p>1.344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L10B105KP8NNN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AP CER 1UF 10V X7R 0603</text:p>
          </table:table-cell>
          <table:table-cell office:value-type="string" calcext:value-type="string">
            <text:p>https://www.digikey.com/en/products/detail/samsung-electro-mechanics/CL10B105KP8NNNC/3887604</text:p>
          </table:table-cell>
          <table:table-cell office:value-type="float" office:value="0.1" calcext:value-type="float">
            <text:p>0.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22" calcext:value-type="float">
            <text:p>0.0122</text:p>
          </table:table-cell>
          <table:table-cell office:value-type="float" office:value="1" calcext:value-type="float">
            <text:p>1</text:p>
          </table:table-cell>
          <table:table-cell table:formula="of:=IF([.T$1]*[.$I6]=0;&quot;&quot;;[.T$1]*[.$I6])" office:value-type="float" office:value="1" calcext:value-type="float">
            <text:p>1</text:p>
          </table:table-cell>
          <table:table-cell table:formula="of:=IF([.U$1]*[.$I6]=0;&quot;&quot;;[.U$1]*[.$I6])" office:value-type="float" office:value="16" calcext:value-type="float">
            <text:p>16</text:p>
          </table:table-cell>
          <table:table-cell table:formula="of:=IF([.V$1]*[.$I6]=0;&quot;&quot;;[.V$1]*[.$I6])" office:value-type="float" office:value="36" calcext:value-type="float">
            <text:p>36</text:p>
          </table:table-cell>
          <table:table-cell table:formula="of:=IF([.W$1]*[.$I6]=0;&quot;&quot;;[.W$1]*[.$I6])" office:value-type="float" office:value="81" calcext:value-type="float">
            <text:p>81</text:p>
          </table:table-cell>
          <table:table-cell table:formula="of:=IFERROR(IF([.J6]&gt;500;[.J6]*[.$H6];IF([.J6]&gt;100;[.J6]*[.$G6];IF([.J6]&gt;10;[.J6]*[.$F6];[.J6]*[.$E6])));&quot;&quot;)" office:value-type="float" office:value="0.1" calcext:value-type="float">
            <text:p>0.1</text:p>
          </table:table-cell>
          <table:table-cell table:formula="of:=IFERROR(IF([.K6]&gt;500;[.K6]*[.$H6];IF([.K6]&gt;100;[.K6]*[.$G6];IF([.K6]&gt;10;[.K6]*[.$F6];[.K6]*[.$E6])));&quot;&quot;)" office:value-type="float" office:value="0.608" calcext:value-type="float">
            <text:p>0.608</text:p>
          </table:table-cell>
          <table:table-cell table:formula="of:=IFERROR(IF([.L6]&gt;500;[.L6]*[.$H6];IF([.L6]&gt;100;[.L6]*[.$G6];IF([.L6]&gt;10;[.L6]*[.$F6];[.L6]*[.$E6])));&quot;&quot;)" office:value-type="float" office:value="1.368" calcext:value-type="float">
            <text:p>1.368</text:p>
          </table:table-cell>
          <table:table-cell table:formula="of:=IFERROR(IF([.M6]&gt;500;[.M6]*[.$H6];IF([.M6]&gt;100;[.M6]*[.$G6];IF([.M6]&gt;10;[.M6]*[.$F6];[.M6]*[.$E6])));&quot;&quot;)" office:value-type="float" office:value="3.078" calcext:value-type="float">
            <text:p>3.07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38G3RGB-20D0010H2U193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.6(L)X1.6(W)X0.4(H) MM</text:p>
          </table:table-cell>
          <table:table-cell office:value-type="string" calcext:value-type="string">
            <text:p>https://www.digikey.com/en/products/detail/harvatek-corporation/B38G3RGB-20D0010H2U1930/16729515</text:p>
          </table:table-cell>
          <table:table-cell table:number-columns-repeated="4"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formula="of:=IF([.T$1]*[.$I7]=0;&quot;&quot;;[.T$1]*[.$I7])" office:value-type="float" office:value="1" calcext:value-type="float">
            <text:p>1</text:p>
          </table:table-cell>
          <table:table-cell table:formula="of:=IF([.U$1]*[.$I7]=0;&quot;&quot;;[.U$1]*[.$I7])" office:value-type="float" office:value="16" calcext:value-type="float">
            <text:p>16</text:p>
          </table:table-cell>
          <table:table-cell table:formula="of:=IF([.V$1]*[.$I7]=0;&quot;&quot;;[.V$1]*[.$I7])" office:value-type="float" office:value="36" calcext:value-type="float">
            <text:p>36</text:p>
          </table:table-cell>
          <table:table-cell table:formula="of:=IF([.W$1]*[.$I7]=0;&quot;&quot;;[.W$1]*[.$I7])" office:value-type="float" office:value="81" calcext:value-type="float">
            <text:p>81</text:p>
          </table:table-cell>
          <table:table-cell table:formula="of:=IFERROR(IF([.J7]&gt;500;[.J7]*[.$H7];IF([.J7]&gt;100;[.J7]*[.$G7];IF([.J7]&gt;10;[.J7]*[.$F7];[.J7]*[.$E7])));&quot;&quot;)" office:value-type="float" office:value="0.21" calcext:value-type="float">
            <text:p>0.21</text:p>
          </table:table-cell>
          <table:table-cell table:formula="of:=IFERROR(IF([.K7]&gt;500;[.K7]*[.$H7];IF([.K7]&gt;100;[.K7]*[.$G7];IF([.K7]&gt;10;[.K7]*[.$F7];[.K7]*[.$E7])));&quot;&quot;)" office:value-type="float" office:value="3.36" calcext:value-type="float">
            <text:p>3.36</text:p>
          </table:table-cell>
          <table:table-cell table:formula="of:=IFERROR(IF([.L7]&gt;500;[.L7]*[.$H7];IF([.L7]&gt;100;[.L7]*[.$G7];IF([.L7]&gt;10;[.L7]*[.$F7];[.L7]*[.$E7])));&quot;&quot;)" office:value-type="float" office:value="7.56" calcext:value-type="float">
            <text:p>7.56</text:p>
          </table:table-cell>
          <table:table-cell table:formula="of:=IFERROR(IF([.M7]&gt;500;[.M7]*[.$H7];IF([.M7]&gt;100;[.M7]*[.$G7];IF([.M7]&gt;10;[.M7]*[.$F7];[.M7]*[.$E7])));&quot;&quot;)" office:value-type="float" office:value="17.01" calcext:value-type="float">
            <text:p>17.0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ULN2003AD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IC PWR RELAY 7NPN 1:1 16SOIC</text:p>
          </table:table-cell>
          <table:table-cell office:value-type="string" calcext:value-type="string">
            <text:p>https://www.digikey.com/en/products/detail/texas-instruments/ULN2003ADR/277011</text:p>
          </table:table-cell>
          <table:table-cell office:value-type="float" office:value="0.52" calcext:value-type="float">
            <text:p>0.52</text:p>
          </table:table-cell>
          <table:table-cell office:value-type="float" office:value="0.422" calcext:value-type="float">
            <text:p>0.422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21542" calcext:value-type="float">
            <text:p>0.21542</text:p>
          </table:table-cell>
          <table:table-cell office:value-type="float" office:value="1" calcext:value-type="float">
            <text:p>1</text:p>
          </table:table-cell>
          <table:table-cell table:formula="of:=IF([.T$1]*[.$I8]=0;&quot;&quot;;[.T$1]*[.$I8])" office:value-type="float" office:value="1" calcext:value-type="float">
            <text:p>1</text:p>
          </table:table-cell>
          <table:table-cell table:formula="of:=IF([.U$1]*[.$I8]=0;&quot;&quot;;[.U$1]*[.$I8])" office:value-type="float" office:value="16" calcext:value-type="float">
            <text:p>16</text:p>
          </table:table-cell>
          <table:table-cell table:formula="of:=IF([.V$1]*[.$I8]=0;&quot;&quot;;[.V$1]*[.$I8])" office:value-type="float" office:value="36" calcext:value-type="float">
            <text:p>36</text:p>
          </table:table-cell>
          <table:table-cell table:formula="of:=IF([.W$1]*[.$I8]=0;&quot;&quot;;[.W$1]*[.$I8])" office:value-type="float" office:value="81" calcext:value-type="float">
            <text:p>81</text:p>
          </table:table-cell>
          <table:table-cell table:formula="of:=IFERROR(IF([.J8]&gt;500;[.J8]*[.$H8];IF([.J8]&gt;100;[.J8]*[.$G8];IF([.J8]&gt;10;[.J8]*[.$F8];[.J8]*[.$E8])));&quot;&quot;)" office:value-type="float" office:value="0.52" calcext:value-type="float">
            <text:p>0.52</text:p>
          </table:table-cell>
          <table:table-cell table:formula="of:=IFERROR(IF([.K8]&gt;500;[.K8]*[.$H8];IF([.K8]&gt;100;[.K8]*[.$G8];IF([.K8]&gt;10;[.K8]*[.$F8];[.K8]*[.$E8])));&quot;&quot;)" office:value-type="float" office:value="6.752" calcext:value-type="float">
            <text:p>6.752</text:p>
          </table:table-cell>
          <table:table-cell table:formula="of:=IFERROR(IF([.L8]&gt;500;[.L8]*[.$H8];IF([.L8]&gt;100;[.L8]*[.$G8];IF([.L8]&gt;10;[.L8]*[.$F8];[.L8]*[.$E8])));&quot;&quot;)" office:value-type="float" office:value="15.192" calcext:value-type="float">
            <text:p>15.192</text:p>
          </table:table-cell>
          <table:table-cell table:formula="of:=IFERROR(IF([.M8]&gt;500;[.M8]*[.$H8];IF([.M8]&gt;100;[.M8]*[.$G8];IF([.M8]&gt;10;[.M8]*[.$F8];[.M8]*[.$E8])));&quot;&quot;)" office:value-type="float" office:value="34.182" calcext:value-type="float">
            <text:p>34.18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TS645SL70SMTR92LFS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SWITCH TACTILE SPST-NO 0.05A 12V</text:p>
          </table:table-cell>
          <table:table-cell office:value-type="string" calcext:value-type="string">
            <text:p>https://www.digikey.com/en/products/detail/c-k/PTS645SL70SMTR92LFS/7056042?s=N4IgTCBcDaIAoBUDKA2ALAViQGQOwAYkBZBAJQE4xsAxJEAXQF8g</text:p>
          </table:table-cell>
          <table:table-cell office:value-type="float" office:value="0.31" calcext:value-type="float">
            <text:p>0.31</text:p>
          </table:table-cell>
          <table:table-cell office:value-type="float" office:value="0.299" calcext:value-type="float">
            <text:p>0.299</text:p>
          </table:table-cell>
          <table:table-cell table:number-columns-repeated="2" office:value-type="float" office:value="0.2565" calcext:value-type="float">
            <text:p>0.2565</text:p>
          </table:table-cell>
          <table:table-cell office:value-type="float" office:value="1" calcext:value-type="float">
            <text:p>1</text:p>
          </table:table-cell>
          <table:table-cell table:formula="of:=IF([.T$1]*[.$I9]=0;&quot;&quot;;[.T$1]*[.$I9])" office:value-type="float" office:value="1" calcext:value-type="float">
            <text:p>1</text:p>
          </table:table-cell>
          <table:table-cell table:formula="of:=IF([.U$1]*[.$I9]=0;&quot;&quot;;[.U$1]*[.$I9])" office:value-type="float" office:value="16" calcext:value-type="float">
            <text:p>16</text:p>
          </table:table-cell>
          <table:table-cell table:formula="of:=IF([.V$1]*[.$I9]=0;&quot;&quot;;[.V$1]*[.$I9])" office:value-type="float" office:value="36" calcext:value-type="float">
            <text:p>36</text:p>
          </table:table-cell>
          <table:table-cell table:formula="of:=IF([.W$1]*[.$I9]=0;&quot;&quot;;[.W$1]*[.$I9])" office:value-type="float" office:value="81" calcext:value-type="float">
            <text:p>81</text:p>
          </table:table-cell>
          <table:table-cell table:formula="of:=IFERROR(IF([.J9]&gt;500;[.J9]*[.$H9];IF([.J9]&gt;100;[.J9]*[.$G9];IF([.J9]&gt;10;[.J9]*[.$F9];[.J9]*[.$E9])));&quot;&quot;)" office:value-type="float" office:value="0.31" calcext:value-type="float">
            <text:p>0.31</text:p>
          </table:table-cell>
          <table:table-cell table:formula="of:=IFERROR(IF([.K9]&gt;500;[.K9]*[.$H9];IF([.K9]&gt;100;[.K9]*[.$G9];IF([.K9]&gt;10;[.K9]*[.$F9];[.K9]*[.$E9])));&quot;&quot;)" office:value-type="float" office:value="4.784" calcext:value-type="float">
            <text:p>4.784</text:p>
          </table:table-cell>
          <table:table-cell table:formula="of:=IFERROR(IF([.L9]&gt;500;[.L9]*[.$H9];IF([.L9]&gt;100;[.L9]*[.$G9];IF([.L9]&gt;10;[.L9]*[.$F9];[.L9]*[.$E9])));&quot;&quot;)" office:value-type="float" office:value="10.764" calcext:value-type="float">
            <text:p>10.764</text:p>
          </table:table-cell>
          <table:table-cell table:formula="of:=IFERROR(IF([.M9]&gt;500;[.M9]*[.$H9];IF([.M9]&gt;100;[.M9]*[.$G9];IF([.M9]&gt;10;[.M9]*[.$F9];[.M9]*[.$E9])));&quot;&quot;)" office:value-type="float" office:value="24.219" calcext:value-type="float">
            <text:p>24.219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Digi-key</text:p>
          </table:table-cell>
          <table:table-cell table:number-columns-repeated="7"/>
          <table:table-cell table:formula="of:=IF([.T$1]*[.$I10]=0;&quot;&quot;;[.T$1]*[.$I10])">
            <text:p/>
          </table:table-cell>
          <table:table-cell table:formula="of:=IF([.U$1]*[.$I10]=0;&quot;&quot;;[.U$1]*[.$I10])">
            <text:p/>
          </table:table-cell>
          <table:table-cell table:formula="of:=IF([.V$1]*[.$I10]=0;&quot;&quot;;[.V$1]*[.$I10])">
            <text:p/>
          </table:table-cell>
          <table:table-cell table:formula="of:=IF([.W$1]*[.$I10]=0;&quot;&quot;;[.W$1]*[.$I10])">
            <text:p/>
          </table:table-cell>
          <table:table-cell table:formula="of:=IFERROR(IF([.J10]&gt;500;[.J10]*[.$H10];IF([.J10]&gt;100;[.J10]*[.$G10];IF([.J10]&gt;10;[.J10]*[.$F10];[.J10]*[.$E10])));&quot;&quot;)">
            <text:p/>
          </table:table-cell>
          <table:table-cell table:formula="of:=IFERROR(IF([.K10]&gt;500;[.K10]*[.$H10];IF([.K10]&gt;100;[.K10]*[.$G10];IF([.K10]&gt;10;[.K10]*[.$F10];[.K10]*[.$E10])));&quot;&quot;)">
            <text:p/>
          </table:table-cell>
          <table:table-cell table:formula="of:=IFERROR(IF([.L10]&gt;500;[.L10]*[.$H10];IF([.L10]&gt;100;[.L10]*[.$G10];IF([.L10]&gt;10;[.L10]*[.$F10];[.L10]*[.$E10])));&quot;&quot;)">
            <text:p/>
          </table:table-cell>
          <table:table-cell table:formula="of:=IFERROR(IF([.M10]&gt;500;[.M10]*[.$H10];IF([.M10]&gt;100;[.M10]*[.$G10];IF([.M10]&gt;10;[.M10]*[.$F10];[.M10]*[.$E10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11]=0;&quot;&quot;;[.T$1]*[.$I11])">
            <text:p/>
          </table:table-cell>
          <table:table-cell table:formula="of:=IF([.U$1]*[.$I11]=0;&quot;&quot;;[.U$1]*[.$I11])">
            <text:p/>
          </table:table-cell>
          <table:table-cell table:formula="of:=IF([.V$1]*[.$I11]=0;&quot;&quot;;[.V$1]*[.$I11])">
            <text:p/>
          </table:table-cell>
          <table:table-cell table:formula="of:=IF([.W$1]*[.$I11]=0;&quot;&quot;;[.W$1]*[.$I11])">
            <text:p/>
          </table:table-cell>
          <table:table-cell table:formula="of:=IFERROR(IF([.J11]&gt;500;[.J11]*[.$H11];IF([.J11]&gt;100;[.J11]*[.$G11];IF([.J11]&gt;10;[.J11]*[.$F11];[.J11]*[.$E11])));&quot;&quot;)">
            <text:p/>
          </table:table-cell>
          <table:table-cell table:formula="of:=IFERROR(IF([.K11]&gt;500;[.K11]*[.$H11];IF([.K11]&gt;100;[.K11]*[.$G11];IF([.K11]&gt;10;[.K11]*[.$F11];[.K11]*[.$E11])));&quot;&quot;)">
            <text:p/>
          </table:table-cell>
          <table:table-cell table:formula="of:=IFERROR(IF([.L11]&gt;500;[.L11]*[.$H11];IF([.L11]&gt;100;[.L11]*[.$G11];IF([.L11]&gt;10;[.L11]*[.$F11];[.L11]*[.$E11])));&quot;&quot;)">
            <text:p/>
          </table:table-cell>
          <table:table-cell table:formula="of:=IFERROR(IF([.M11]&gt;500;[.M11]*[.$H11];IF([.M11]&gt;100;[.M11]*[.$G11];IF([.M11]&gt;10;[.M11]*[.$F11];[.M11]*[.$E11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12]=0;&quot;&quot;;[.T$1]*[.$I12])">
            <text:p/>
          </table:table-cell>
          <table:table-cell table:formula="of:=IF([.U$1]*[.$I12]=0;&quot;&quot;;[.U$1]*[.$I12])">
            <text:p/>
          </table:table-cell>
          <table:table-cell table:formula="of:=IF([.V$1]*[.$I12]=0;&quot;&quot;;[.V$1]*[.$I12])">
            <text:p/>
          </table:table-cell>
          <table:table-cell table:formula="of:=IF([.W$1]*[.$I12]=0;&quot;&quot;;[.W$1]*[.$I12])">
            <text:p/>
          </table:table-cell>
          <table:table-cell table:formula="of:=IFERROR(IF([.J12]&gt;500;[.J12]*[.$H12];IF([.J12]&gt;100;[.J12]*[.$G12];IF([.J12]&gt;10;[.J12]*[.$F12];[.J12]*[.$E12])));&quot;&quot;)">
            <text:p/>
          </table:table-cell>
          <table:table-cell table:formula="of:=IFERROR(IF([.K12]&gt;500;[.K12]*[.$H12];IF([.K12]&gt;100;[.K12]*[.$G12];IF([.K12]&gt;10;[.K12]*[.$F12];[.K12]*[.$E12])));&quot;&quot;)">
            <text:p/>
          </table:table-cell>
          <table:table-cell table:formula="of:=IFERROR(IF([.L12]&gt;500;[.L12]*[.$H12];IF([.L12]&gt;100;[.L12]*[.$G12];IF([.L12]&gt;10;[.L12]*[.$F12];[.L12]*[.$E12])));&quot;&quot;)">
            <text:p/>
          </table:table-cell>
          <table:table-cell table:formula="of:=IFERROR(IF([.M12]&gt;500;[.M12]*[.$H12];IF([.M12]&gt;100;[.M12]*[.$G12];IF([.M12]&gt;10;[.M12]*[.$F12];[.M12]*[.$E12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13]=0;&quot;&quot;;[.T$1]*[.$I13])">
            <text:p/>
          </table:table-cell>
          <table:table-cell table:formula="of:=IF([.U$1]*[.$I13]=0;&quot;&quot;;[.U$1]*[.$I13])">
            <text:p/>
          </table:table-cell>
          <table:table-cell table:formula="of:=IF([.V$1]*[.$I13]=0;&quot;&quot;;[.V$1]*[.$I13])">
            <text:p/>
          </table:table-cell>
          <table:table-cell table:formula="of:=IF([.W$1]*[.$I13]=0;&quot;&quot;;[.W$1]*[.$I13])">
            <text:p/>
          </table:table-cell>
          <table:table-cell table:formula="of:=IFERROR(IF([.J13]&gt;500;[.J13]*[.$H13];IF([.J13]&gt;100;[.J13]*[.$G13];IF([.J13]&gt;10;[.J13]*[.$F13];[.J13]*[.$E13])));&quot;&quot;)">
            <text:p/>
          </table:table-cell>
          <table:table-cell table:formula="of:=IFERROR(IF([.K13]&gt;500;[.K13]*[.$H13];IF([.K13]&gt;100;[.K13]*[.$G13];IF([.K13]&gt;10;[.K13]*[.$F13];[.K13]*[.$E13])));&quot;&quot;)">
            <text:p/>
          </table:table-cell>
          <table:table-cell table:formula="of:=IFERROR(IF([.L13]&gt;500;[.L13]*[.$H13];IF([.L13]&gt;100;[.L13]*[.$G13];IF([.L13]&gt;10;[.L13]*[.$F13];[.L13]*[.$E13])));&quot;&quot;)">
            <text:p/>
          </table:table-cell>
          <table:table-cell table:formula="of:=IFERROR(IF([.M13]&gt;500;[.M13]*[.$H13];IF([.M13]&gt;100;[.M13]*[.$G13];IF([.M13]&gt;10;[.M13]*[.$F13];[.M13]*[.$E13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14]=0;&quot;&quot;;[.T$1]*[.$I14])">
            <text:p/>
          </table:table-cell>
          <table:table-cell table:formula="of:=IF([.U$1]*[.$I14]=0;&quot;&quot;;[.U$1]*[.$I14])">
            <text:p/>
          </table:table-cell>
          <table:table-cell table:formula="of:=IF([.V$1]*[.$I14]=0;&quot;&quot;;[.V$1]*[.$I14])">
            <text:p/>
          </table:table-cell>
          <table:table-cell table:formula="of:=IF([.W$1]*[.$I14]=0;&quot;&quot;;[.W$1]*[.$I14])">
            <text:p/>
          </table:table-cell>
          <table:table-cell table:formula="of:=IFERROR(IF([.J14]&gt;500;[.J14]*[.$H14];IF([.J14]&gt;100;[.J14]*[.$G14];IF([.J14]&gt;10;[.J14]*[.$F14];[.J14]*[.$E14])));&quot;&quot;)">
            <text:p/>
          </table:table-cell>
          <table:table-cell table:formula="of:=IFERROR(IF([.K14]&gt;500;[.K14]*[.$H14];IF([.K14]&gt;100;[.K14]*[.$G14];IF([.K14]&gt;10;[.K14]*[.$F14];[.K14]*[.$E14])));&quot;&quot;)">
            <text:p/>
          </table:table-cell>
          <table:table-cell table:formula="of:=IFERROR(IF([.L14]&gt;500;[.L14]*[.$H14];IF([.L14]&gt;100;[.L14]*[.$G14];IF([.L14]&gt;10;[.L14]*[.$F14];[.L14]*[.$E14])));&quot;&quot;)">
            <text:p/>
          </table:table-cell>
          <table:table-cell table:formula="of:=IFERROR(IF([.M14]&gt;500;[.M14]*[.$H14];IF([.M14]&gt;100;[.M14]*[.$G14];IF([.M14]&gt;10;[.M14]*[.$F14];[.M14]*[.$E14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15]=0;&quot;&quot;;[.T$1]*[.$I15])">
            <text:p/>
          </table:table-cell>
          <table:table-cell table:formula="of:=IF([.U$1]*[.$I15]=0;&quot;&quot;;[.U$1]*[.$I15])">
            <text:p/>
          </table:table-cell>
          <table:table-cell table:formula="of:=IF([.V$1]*[.$I15]=0;&quot;&quot;;[.V$1]*[.$I15])">
            <text:p/>
          </table:table-cell>
          <table:table-cell table:formula="of:=IF([.W$1]*[.$I15]=0;&quot;&quot;;[.W$1]*[.$I15])">
            <text:p/>
          </table:table-cell>
          <table:table-cell table:formula="of:=IFERROR(IF([.J15]&gt;500;[.J15]*[.$H15];IF([.J15]&gt;100;[.J15]*[.$G15];IF([.J15]&gt;10;[.J15]*[.$F15];[.J15]*[.$E15])));&quot;&quot;)">
            <text:p/>
          </table:table-cell>
          <table:table-cell table:formula="of:=IFERROR(IF([.K15]&gt;500;[.K15]*[.$H15];IF([.K15]&gt;100;[.K15]*[.$G15];IF([.K15]&gt;10;[.K15]*[.$F15];[.K15]*[.$E15])));&quot;&quot;)">
            <text:p/>
          </table:table-cell>
          <table:table-cell table:formula="of:=IFERROR(IF([.L15]&gt;500;[.L15]*[.$H15];IF([.L15]&gt;100;[.L15]*[.$G15];IF([.L15]&gt;10;[.L15]*[.$F15];[.L15]*[.$E15])));&quot;&quot;)">
            <text:p/>
          </table:table-cell>
          <table:table-cell table:formula="of:=IFERROR(IF([.M15]&gt;500;[.M15]*[.$H15];IF([.M15]&gt;100;[.M15]*[.$G15];IF([.M15]&gt;10;[.M15]*[.$F15];[.M15]*[.$E15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16]=0;&quot;&quot;;[.T$1]*[.$I16])">
            <text:p/>
          </table:table-cell>
          <table:table-cell table:formula="of:=IF([.U$1]*[.$I16]=0;&quot;&quot;;[.U$1]*[.$I16])">
            <text:p/>
          </table:table-cell>
          <table:table-cell table:formula="of:=IF([.V$1]*[.$I16]=0;&quot;&quot;;[.V$1]*[.$I16])">
            <text:p/>
          </table:table-cell>
          <table:table-cell table:formula="of:=IF([.W$1]*[.$I16]=0;&quot;&quot;;[.W$1]*[.$I16])">
            <text:p/>
          </table:table-cell>
          <table:table-cell table:formula="of:=IFERROR(IF([.J16]&gt;500;[.J16]*[.$H16];IF([.J16]&gt;100;[.J16]*[.$G16];IF([.J16]&gt;10;[.J16]*[.$F16];[.J16]*[.$E16])));&quot;&quot;)">
            <text:p/>
          </table:table-cell>
          <table:table-cell table:formula="of:=IFERROR(IF([.K16]&gt;500;[.K16]*[.$H16];IF([.K16]&gt;100;[.K16]*[.$G16];IF([.K16]&gt;10;[.K16]*[.$F16];[.K16]*[.$E16])));&quot;&quot;)">
            <text:p/>
          </table:table-cell>
          <table:table-cell table:formula="of:=IFERROR(IF([.L16]&gt;500;[.L16]*[.$H16];IF([.L16]&gt;100;[.L16]*[.$G16];IF([.L16]&gt;10;[.L16]*[.$F16];[.L16]*[.$E16])));&quot;&quot;)">
            <text:p/>
          </table:table-cell>
          <table:table-cell table:formula="of:=IFERROR(IF([.M16]&gt;500;[.M16]*[.$H16];IF([.M16]&gt;100;[.M16]*[.$G16];IF([.M16]&gt;10;[.M16]*[.$F16];[.M16]*[.$E16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17]=0;&quot;&quot;;[.T$1]*[.$I17])">
            <text:p/>
          </table:table-cell>
          <table:table-cell table:formula="of:=IF([.U$1]*[.$I17]=0;&quot;&quot;;[.U$1]*[.$I17])">
            <text:p/>
          </table:table-cell>
          <table:table-cell table:formula="of:=IF([.V$1]*[.$I17]=0;&quot;&quot;;[.V$1]*[.$I17])">
            <text:p/>
          </table:table-cell>
          <table:table-cell table:formula="of:=IF([.W$1]*[.$I17]=0;&quot;&quot;;[.W$1]*[.$I17])">
            <text:p/>
          </table:table-cell>
          <table:table-cell table:formula="of:=IFERROR(IF([.J17]&gt;500;[.J17]*[.$H17];IF([.J17]&gt;100;[.J17]*[.$G17];IF([.J17]&gt;10;[.J17]*[.$F17];[.J17]*[.$E17])));&quot;&quot;)">
            <text:p/>
          </table:table-cell>
          <table:table-cell table:formula="of:=IFERROR(IF([.K17]&gt;500;[.K17]*[.$H17];IF([.K17]&gt;100;[.K17]*[.$G17];IF([.K17]&gt;10;[.K17]*[.$F17];[.K17]*[.$E17])));&quot;&quot;)">
            <text:p/>
          </table:table-cell>
          <table:table-cell table:formula="of:=IFERROR(IF([.L17]&gt;500;[.L17]*[.$H17];IF([.L17]&gt;100;[.L17]*[.$G17];IF([.L17]&gt;10;[.L17]*[.$F17];[.L17]*[.$E17])));&quot;&quot;)">
            <text:p/>
          </table:table-cell>
          <table:table-cell table:formula="of:=IFERROR(IF([.M17]&gt;500;[.M17]*[.$H17];IF([.M17]&gt;100;[.M17]*[.$G17];IF([.M17]&gt;10;[.M17]*[.$F17];[.M17]*[.$E17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18]=0;&quot;&quot;;[.T$1]*[.$I18])">
            <text:p/>
          </table:table-cell>
          <table:table-cell table:formula="of:=IF([.U$1]*[.$I18]=0;&quot;&quot;;[.U$1]*[.$I18])">
            <text:p/>
          </table:table-cell>
          <table:table-cell table:formula="of:=IF([.V$1]*[.$I18]=0;&quot;&quot;;[.V$1]*[.$I18])">
            <text:p/>
          </table:table-cell>
          <table:table-cell table:formula="of:=IF([.W$1]*[.$I18]=0;&quot;&quot;;[.W$1]*[.$I18])">
            <text:p/>
          </table:table-cell>
          <table:table-cell table:formula="of:=IFERROR(IF([.J18]&gt;500;[.J18]*[.$H18];IF([.J18]&gt;100;[.J18]*[.$G18];IF([.J18]&gt;10;[.J18]*[.$F18];[.J18]*[.$E18])));&quot;&quot;)">
            <text:p/>
          </table:table-cell>
          <table:table-cell table:formula="of:=IFERROR(IF([.K18]&gt;500;[.K18]*[.$H18];IF([.K18]&gt;100;[.K18]*[.$G18];IF([.K18]&gt;10;[.K18]*[.$F18];[.K18]*[.$E18])));&quot;&quot;)">
            <text:p/>
          </table:table-cell>
          <table:table-cell table:formula="of:=IFERROR(IF([.L18]&gt;500;[.L18]*[.$H18];IF([.L18]&gt;100;[.L18]*[.$G18];IF([.L18]&gt;10;[.L18]*[.$F18];[.L18]*[.$E18])));&quot;&quot;)">
            <text:p/>
          </table:table-cell>
          <table:table-cell table:formula="of:=IFERROR(IF([.M18]&gt;500;[.M18]*[.$H18];IF([.M18]&gt;100;[.M18]*[.$G18];IF([.M18]&gt;10;[.M18]*[.$F18];[.M18]*[.$E18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19]=0;&quot;&quot;;[.T$1]*[.$I19])">
            <text:p/>
          </table:table-cell>
          <table:table-cell table:formula="of:=IF([.U$1]*[.$I19]=0;&quot;&quot;;[.U$1]*[.$I19])">
            <text:p/>
          </table:table-cell>
          <table:table-cell table:formula="of:=IF([.V$1]*[.$I19]=0;&quot;&quot;;[.V$1]*[.$I19])">
            <text:p/>
          </table:table-cell>
          <table:table-cell table:formula="of:=IF([.W$1]*[.$I19]=0;&quot;&quot;;[.W$1]*[.$I19])">
            <text:p/>
          </table:table-cell>
          <table:table-cell table:formula="of:=IFERROR(IF([.J19]&gt;500;[.J19]*[.$H19];IF([.J19]&gt;100;[.J19]*[.$G19];IF([.J19]&gt;10;[.J19]*[.$F19];[.J19]*[.$E19])));&quot;&quot;)">
            <text:p/>
          </table:table-cell>
          <table:table-cell table:formula="of:=IFERROR(IF([.K19]&gt;500;[.K19]*[.$H19];IF([.K19]&gt;100;[.K19]*[.$G19];IF([.K19]&gt;10;[.K19]*[.$F19];[.K19]*[.$E19])));&quot;&quot;)">
            <text:p/>
          </table:table-cell>
          <table:table-cell table:formula="of:=IFERROR(IF([.L19]&gt;500;[.L19]*[.$H19];IF([.L19]&gt;100;[.L19]*[.$G19];IF([.L19]&gt;10;[.L19]*[.$F19];[.L19]*[.$E19])));&quot;&quot;)">
            <text:p/>
          </table:table-cell>
          <table:table-cell table:formula="of:=IFERROR(IF([.M19]&gt;500;[.M19]*[.$H19];IF([.M19]&gt;100;[.M19]*[.$G19];IF([.M19]&gt;10;[.M19]*[.$F19];[.M19]*[.$E19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20]=0;&quot;&quot;;[.T$1]*[.$I20])">
            <text:p/>
          </table:table-cell>
          <table:table-cell table:formula="of:=IF([.U$1]*[.$I20]=0;&quot;&quot;;[.U$1]*[.$I20])">
            <text:p/>
          </table:table-cell>
          <table:table-cell table:formula="of:=IF([.V$1]*[.$I20]=0;&quot;&quot;;[.V$1]*[.$I20])">
            <text:p/>
          </table:table-cell>
          <table:table-cell table:formula="of:=IF([.W$1]*[.$I20]=0;&quot;&quot;;[.W$1]*[.$I20])">
            <text:p/>
          </table:table-cell>
          <table:table-cell table:formula="of:=IFERROR(IF([.J20]&gt;500;[.J20]*[.$H20];IF([.J20]&gt;100;[.J20]*[.$G20];IF([.J20]&gt;10;[.J20]*[.$F20];[.J20]*[.$E20])));&quot;&quot;)">
            <text:p/>
          </table:table-cell>
          <table:table-cell table:formula="of:=IFERROR(IF([.K20]&gt;500;[.K20]*[.$H20];IF([.K20]&gt;100;[.K20]*[.$G20];IF([.K20]&gt;10;[.K20]*[.$F20];[.K20]*[.$E20])));&quot;&quot;)">
            <text:p/>
          </table:table-cell>
          <table:table-cell table:formula="of:=IFERROR(IF([.L20]&gt;500;[.L20]*[.$H20];IF([.L20]&gt;100;[.L20]*[.$G20];IF([.L20]&gt;10;[.L20]*[.$F20];[.L20]*[.$E20])));&quot;&quot;)">
            <text:p/>
          </table:table-cell>
          <table:table-cell table:formula="of:=IFERROR(IF([.M20]&gt;500;[.M20]*[.$H20];IF([.M20]&gt;100;[.M20]*[.$G20];IF([.M20]&gt;10;[.M20]*[.$F20];[.M20]*[.$E20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21]=0;&quot;&quot;;[.T$1]*[.$I21])">
            <text:p/>
          </table:table-cell>
          <table:table-cell table:formula="of:=IF([.U$1]*[.$I21]=0;&quot;&quot;;[.U$1]*[.$I21])">
            <text:p/>
          </table:table-cell>
          <table:table-cell table:formula="of:=IF([.V$1]*[.$I21]=0;&quot;&quot;;[.V$1]*[.$I21])">
            <text:p/>
          </table:table-cell>
          <table:table-cell table:formula="of:=IF([.W$1]*[.$I21]=0;&quot;&quot;;[.W$1]*[.$I21])">
            <text:p/>
          </table:table-cell>
          <table:table-cell table:formula="of:=IFERROR(IF([.J21]&gt;500;[.J21]*[.$H21];IF([.J21]&gt;100;[.J21]*[.$G21];IF([.J21]&gt;10;[.J21]*[.$F21];[.J21]*[.$E21])));&quot;&quot;)">
            <text:p/>
          </table:table-cell>
          <table:table-cell table:formula="of:=IFERROR(IF([.K21]&gt;500;[.K21]*[.$H21];IF([.K21]&gt;100;[.K21]*[.$G21];IF([.K21]&gt;10;[.K21]*[.$F21];[.K21]*[.$E21])));&quot;&quot;)">
            <text:p/>
          </table:table-cell>
          <table:table-cell table:formula="of:=IFERROR(IF([.L21]&gt;500;[.L21]*[.$H21];IF([.L21]&gt;100;[.L21]*[.$G21];IF([.L21]&gt;10;[.L21]*[.$F21];[.L21]*[.$E21])));&quot;&quot;)">
            <text:p/>
          </table:table-cell>
          <table:table-cell table:formula="of:=IFERROR(IF([.M21]&gt;500;[.M21]*[.$H21];IF([.M21]&gt;100;[.M21]*[.$G21];IF([.M21]&gt;10;[.M21]*[.$F21];[.M21]*[.$E21])));&quot;&quot;)">
            <text:p/>
          </table:table-cell>
          <table:table-cell table:number-columns-repeated="16367"/>
        </table:table-row>
        <table:table-row table:style-name="ro1">
          <table:table-cell table:number-columns-repeated="9"/>
          <table:table-cell table:formula="of:=IF([.T$1]*[.$I22]=0;&quot;&quot;;[.T$1]*[.$I22])">
            <text:p/>
          </table:table-cell>
          <table:table-cell table:formula="of:=IF([.U$1]*[.$I22]=0;&quot;&quot;;[.U$1]*[.$I22])">
            <text:p/>
          </table:table-cell>
          <table:table-cell table:formula="of:=IF([.V$1]*[.$I22]=0;&quot;&quot;;[.V$1]*[.$I22])">
            <text:p/>
          </table:table-cell>
          <table:table-cell table:formula="of:=IF([.W$1]*[.$I22]=0;&quot;&quot;;[.W$1]*[.$I22])">
            <text:p/>
          </table:table-cell>
          <table:table-cell table:formula="of:=IFERROR(IF([.J22]&gt;500;[.J22]*[.$H22];IF([.J22]&gt;100;[.J22]*[.$G22];IF([.J22]&gt;10;[.J22]*[.$F22];[.J22]*[.$E22])));&quot;&quot;)">
            <text:p/>
          </table:table-cell>
          <table:table-cell table:formula="of:=IFERROR(IF([.K22]&gt;500;[.K22]*[.$H22];IF([.K22]&gt;100;[.K22]*[.$G22];IF([.K22]&gt;10;[.K22]*[.$F22];[.K22]*[.$E22])));&quot;&quot;)">
            <text:p/>
          </table:table-cell>
          <table:table-cell table:formula="of:=IFERROR(IF([.L22]&gt;500;[.L22]*[.$H22];IF([.L22]&gt;100;[.L22]*[.$G22];IF([.L22]&gt;10;[.L22]*[.$F22];[.L22]*[.$E22])));&quot;&quot;)">
            <text:p/>
          </table:table-cell>
          <table:table-cell table:formula="of:=IFERROR(IF([.M22]&gt;500;[.M22]*[.$H22];IF([.M22]&gt;100;[.M22]*[.$G22];IF([.M22]&gt;10;[.M22]*[.$F22];[.M22]*[.$E22])));&quot;&quot;)">
            <text:p/>
          </table:table-cell>
          <table:table-cell table:number-columns-repeated="16367"/>
        </table:table-row>
        <table:table-row table:style-name="ro1">
          <table:table-cell table:style-name="ce3" table:number-columns-repeated="13"/>
          <table:table-cell table:style-name="ce3" table:formula="of:=SUM([.N2:.N22])" office:value-type="float" office:value="4.18" calcext:value-type="float">
            <text:p>4.18</text:p>
          </table:table-cell>
          <table:table-cell table:style-name="ce3" table:formula="of:=SUM([.O2:.O22])" office:value-type="float" office:value="49.664" calcext:value-type="float">
            <text:p>49.664</text:p>
          </table:table-cell>
          <table:table-cell table:style-name="ce3" table:formula="of:=SUM([.P2:.P22])" office:value-type="float" office:value="111.744" calcext:value-type="float">
            <text:p>111.744</text:p>
          </table:table-cell>
          <table:table-cell table:style-name="ce3" table:formula="of:=SUM([.Q2:.Q22])" office:value-type="float" office:value="249.6906" calcext:value-type="float">
            <text:p>249.6906</text:p>
          </table:table-cell>
          <table:table-cell table:style-name="ce3" table:number-columns-repeated="16367"/>
        </table:table-row>
      </table:table>
      <table:table table:name="Sheet2" table:style-name="ta1">
        <table:table-column table:style-name="co16" table:default-cell-style-name="Default"/>
        <table:table-row table:style-name="ro1"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lank</text:p>
          </table:table-cell>
        </table:table-row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BCD_D0</text:p>
          </table:table-cell>
        </table:table-row>
        <table:table-row table:style-name="ro1">
          <table:table-cell office:value-type="string" calcext:value-type="string">
            <text:p>BCD_D1</text:p>
          </table:table-cell>
        </table:table-row>
        <table:table-row table:style-name="ro1">
          <table:table-cell office:value-type="string" calcext:value-type="string">
            <text:p>BCD_D2</text:p>
          </table:table-cell>
        </table:table-row>
        <table:table-row table:style-name="ro1">
          <table:table-cell office:value-type="string" calcext:value-type="string">
            <text:p>BCD_D3</text:p>
          </table:table-cell>
        </table:table-row>
        <table:table-row table:style-name="ro1"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3V3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 table:number-rows-repeated="7">
          <table:table-cell/>
        </table:table-row>
        <table:table-row table:style-name="ro2">
          <table:table-cell office:value-type="string" calcext:value-type="string">
            <text:p>Connector: <text:a xlink:href="https://www.digikey.com/en/products/detail/te-connectivity-amp-connectors/5650118-3/2188158" xlink:type="simple">https://www.digikey.com/en/products/detail/te-connectivity-amp-connectors/5650118-3/2188158</text:a></text:p>
          </table:table-cell>
        </table:table-row>
      </table:table>
      <table:named-expressions/>
      <table:database-ranges>
        <table:database-range table:name="__Anonymous_Sheet_DB__0" table:target-range-address="Sheet1.A1:Sheet1.O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8:28:04.379000000</meta:creation-date>
    <dc:date>2023-04-15T23:01:24.009000000</dc:date>
    <meta:editing-duration>PT14H24M57S</meta:editing-duration>
    <meta:editing-cycles>7</meta:editing-cycles>
    <meta:generator>LibreOffice/7.5.1.2$Windows_X86_64 LibreOffice_project/fcbaee479e84c6cd81291587d2ee68cba099e129</meta:generator>
    <meta:document-statistic meta:table-count="2" meta:cell-count="280" meta:object-count="0"/>
  </office:meta>
</office:document-meta>
</file>